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cae0" officeooo:paragraph-rsid="000ecae0" style:font-weight-asian="bold" style:font-weight-complex="bold"/>
    </style:style>
    <style:style style:name="T1" style:family="text">
      <style:text-properties officeooo:rsid="000f2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l by <text:span text:style-name="T1">Value</text:span>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3"/>int a = 100;</text:p>
      <text:p text:style-name="Standard"><text:s text:c="3"/>int b = 200;</text:p>
      <text:p text:style-name="Standard"><text:s text:c="3"/>cout&lt;&lt;"the values before swaping is "&lt;&lt;a&lt;&lt;" "&lt;&lt;b&lt;&lt;endl;</text:p>
      <text:p text:style-name="Standard"><text:s text:c="3"/>swap(a,b);</text:p>
      <text:p text:style-name="Standard"><text:s text:c="3"/>cout&lt;&lt;"the values after swaping is "&lt;&lt;a&lt;&lt;" "&lt;&lt;b&lt;&lt;endl;</text:p>
      <text:p text:style-name="Standard"><text:s text:c="4"/>return 0;</text:p>
      <text:p text:style-name="Standard">}</text:p>
      <text:p text:style-name="Standard">int swap(int x,int y){</text:p>
      <text:p text:style-name="Standard"><text:s text:c="4"/>int temp;</text:p>
      <text:p text:style-name="Standard"><text:s text:c="4"/>temp=x;</text:p>
      <text:p text:style-name="Standard"><text:s text:c="4"/>x=y;</text:p>
      <text:p text:style-name="Standard"><text:s text:c="4"/>y=temp;</text:p>
      <text:p text:style-name="Standard"><text:s text:c="3"/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05:32.987912159</meta:creation-date>
    <dc:date>2022-07-02T17:48:58.360137880</dc:date>
    <meta:editing-duration>PT2H43M2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48" meta:character-count="313" meta:non-whitespace-character-count="245"/>
  </office:meta>
</office:document-meta>
</file>